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language="fr" fo:country="F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language="fr" fo:country="F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nsolas" fo:font-size="10pt" fo:language="fr" fo:country="FR" fo:font-style="normal" fo:font-weight="bold" fo:background-color="#e8f2fe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style:font-name="Consolas" fo:font-size="10pt" fo:font-style="normal" fo:font-weight="normal" fo:background-color="#e8f2fe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1" style:family="paragraph" style:parent-style-name="Text_20_body">
      <style:text-properties style:font-name="Times New Roman" fo:font-size="11pt" fo:font-style="normal" fo:font-weight="normal" fo:background-color="#e8f2fe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12" style:family="paragraph" style:parent-style-name="Text_20_body">
      <style:text-properties style:font-name="Times New Roman" fo:font-size="11pt" fo:background-color="#e8f2fe" style:font-name-asian="Consolas" style:font-size-asian="11pt" style:font-name-complex="Consolas" style:font-size-complex="11pt"/>
    </style:style>
    <style:style style:name="P13" style:family="paragraph" style:parent-style-name="Text_20_body">
      <style:text-properties style:font-name="Times New Roman" fo:font-size="11pt" style:font-name-asian="Consolas" style:font-size-asian="11pt" style:font-name-complex="Consolas" style:font-size-complex="11pt"/>
    </style:style>
    <style:style style:name="P14" style:family="paragraph" style:parent-style-name="Text_20_body">
      <style:text-properties fo:color="#000000" style:font-name="Times New Roman" fo:font-size="11pt" fo:font-style="normal" fo:font-weight="normal" fo:background-color="#e8f2fe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Heading_20_3">
      <style:text-properties fo:color="#000000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fo:color="#000000"/>
    </style:style>
    <style:style style:name="P19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style:paragraph-properties fo:text-align="center"/>
    </style:style>
    <style:style style:name="P22" style:family="paragraph">
      <style:text-properties fo:font-size="8pt" style:font-size-asian="8pt" style:font-size-complex="8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f7f5f" style:font-name="Consolas" fo:font-size="10pt" fo:font-weight="normal" fo:background-color="#e8f2fe" style:font-name-asian="Consolas" style:font-size-asian="10pt" style:font-weight-asian="normal" style:font-name-complex="Consolas" style:font-size-complex="10pt" style:font-weight-complex="normal"/>
    </style:style>
    <style:style style:name="T6" style:family="text">
      <style:text-properties fo:color="#3f7f5f" style:font-name="Consolas" fo:font-size="10pt" fo:language="fr" fo:country="FR" fo:font-style="normal" fo:font-weight="normal" fo:background-color="#e8f2fe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7" style:family="text">
      <style:text-properties fo:color="#3f7f5f" style:font-name="Consolas" fo:font-size="10pt" fo:background-color="#e8f2fe" style:font-name-asian="Consolas" style:font-size-asian="10pt" style:font-name-complex="Consolas" style:font-size-complex="10pt"/>
    </style:style>
    <style:style style:name="T8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7f0055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style:font-name="Consolas" fo:font-size="10pt" fo:font-weight="bold" fo:background-color="#e8f2fe" style:font-name-asian="Consolas" style:font-size-asian="10pt" style:font-weight-asian="bold" style:font-name-complex="Consolas" style:font-size-complex="10pt" style:font-weight-complex="bold"/>
    </style:style>
    <style:style style:name="T13" style:family="text">
      <style:text-properties fo:color="#7f0055" style:font-name="Consolas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background-color="#d4d4d4"/>
    </style:style>
    <style:style style:name="T17" style:family="text">
      <style:text-properties fo:color="#000000" style:font-name="Consolas" fo:font-size="10pt" fo:background-color="#e8f2fe" style:font-name-asian="Consolas" style:font-size-asian="10pt" style:font-name-complex="Consolas" style:font-size-complex="10pt"/>
    </style:style>
    <style:style style:name="T18" style:family="text">
      <style:text-properties fo:color="#000000" style:font-name="Consolas" fo:font-size="10pt" fo:font-weight="bold" fo:background-color="#d4d4d4" style:font-name-asian="Consolas" style:font-size-asian="10pt" style:font-weight-asian="bold" style:font-name-complex="Consolas" style:font-size-complex="10pt" style:font-weight-complex="bold"/>
    </style:style>
    <style:style style:name="T19" style:family="text">
      <style:text-properties fo:color="#000000" style:font-name="Consolas" fo:font-size="10pt" fo:font-weight="bold" fo:background-color="#e8f2fe" style:font-name-asian="Consolas" style:font-size-asian="10pt" style:font-weight-asian="bold" style:font-name-complex="Consolas" style:font-size-complex="10pt" style:font-weight-complex="bold"/>
    </style:style>
    <style:style style:name="T20" style:family="text">
      <style:text-properties fo:color="#000000" style:font-name="Consolas" fo:font-size="10pt" style:font-size-asian="10pt" style:font-size-complex="10pt"/>
    </style:style>
    <style:style style:name="T21" style:family="text">
      <style:text-properties fo:color="#000000" style:font-name="Consolas" fo:font-size="10pt" fo:background-color="#d4d4d4" style:font-size-asian="10pt" style:font-size-complex="10pt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style:text-position="sub 58%"/>
    </style:style>
    <style:style style:name="T2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fo:background-color="#e8f2fe" style:font-style-asian="normal" style:font-weight-asian="normal" style:font-style-complex="normal" style:font-weight-complex="normal"/>
    </style:style>
    <style:style style:name="T27" style:family="text">
      <style:text-properties fo:color="#000000" style:font-name="Lucida Console" fo:font-size="9pt" fo:font-style="normal" fo:font-weight="normal" fo:background-color="#e8f2fe" style:font-name-asian="Lucida Console" style:font-size-asian="9pt" style:font-style-asian="normal" style:font-weight-asian="normal" style:font-name-complex="Lucida Console" style:font-size-complex="9pt" style:font-style-complex="normal" style:font-weight-complex="normal"/>
    </style:style>
    <style:style style:name="T28" style:family="text">
      <style:text-properties fo:color="#005032"/>
    </style:style>
    <style:style style:name="T29" style:family="text">
      <style:text-properties fo:color="#005032" style:font-name="Consolas" fo:font-size="10pt" fo:background-color="#e8f2fe" style:font-name-asian="Consolas" style:font-size-asian="10pt" style:font-name-complex="Consolas" style:font-size-complex="10pt"/>
    </style:style>
    <style:style style:name="T30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31" style:family="text">
      <style:text-properties fo:font-size="8pt" style:font-size-asian="8pt" style:font-size-complex="8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none" svg:stroke-color="#000000" draw:fill="none" draw:fill-color="#ffffff" fo:min-height="0.328cm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2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cm" fo:min-width="0cm" style:run-through="foreground"/>
    </style:style>
    <style:style style:name="gr14" style:family="graphic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 style:run-through="foreground"/>
    </style:style>
    <style:style style:name="gr15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04cm" style:run-through="foreground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"/>
      <text:p text:style-name="P5">Logiciel de copiage des trame</text:p>
      <text:p text:style-name="P5">télécommande clim Mitsubishi</text:p>
      <text:p text:style-name="P4"/>
      <text:p text:style-name="P4"/>
      <text:p text:style-name="P20">Solar Management System for air conditioners</text:p>
      <text:p text:style-name="P4"/>
      <text:p text:style-name="P4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1.Principe<text:tab/>2</text:p>
          <text:p text:style-name="P17">2.Algorithme <text:tab/>4</text:p>
          <text:p text:style-name="P17">3.Code C: Obtention des codes télécommande<text:tab/>5</text:p>
          <text:p text:style-name="P15">3.1.Architecture logicielle <text:tab/>5</text:p>
          <text:p text:style-name="P15">3.2.Utilisation du logiciel <text:tab/>6</text:p>
        </text:index-body>
      </text:table-of-content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Principe</text:h>
      <text:p text:style-name="P1"/>
      <text:p text:style-name="P1">Les trames sont espionné à l'oscilloscope avec un récepteur (une simple photodiode).</text:p>
      <text:p text:style-name="P1"/>
      <text:p text:style-name="P1">La trame est longue, environ 115 bits. Chaque bit 0/1 est en fait codé sous la forme d'une impulsion :</text:p>
      <text:p text:style-name="P1"/>
      <text:p text:style-name="P1"><draw:line text:anchor-type="paragraph" draw:z-index="1" draw:style-name="gr6" draw:text-style-name="P21" svg:x1="6.96cm" svg:y1="1.314cm" svg:x2="9.197cm" svg:y2="1.314cm"><text:p/></draw:line><draw:line text:anchor-type="paragraph" draw:z-index="2" draw:style-name="gr6" draw:text-style-name="P21" svg:x1="6.479cm" svg:y1="0.545cm" svg:x2="7.2cm" svg:y2="0.545cm"><text:p/></draw:line><draw:frame text:anchor-type="paragraph" draw:z-index="3" draw:style-name="gr7" draw:text-style-name="P22" svg:width="1.733cm" svg:height="0.329cm" svg:x="6.142cm" svg:y="0.136cm"><draw:text-box><text:p><text:span text:style-name="T31">430µs</text:span></text:p></draw:text-box></draw:frame><draw:frame text:anchor-type="paragraph" draw:z-index="4" draw:style-name="gr7" draw:text-style-name="P22" svg:width="1.733cm" svg:height="0.329cm" svg:x="5.877cm" svg:y="1.593cm"><draw:text-box><text:p><text:span text:style-name="T31">430µs</text:span></text:p></draw:text-box></draw:frame><draw:frame text:anchor-type="paragraph" draw:z-index="5" draw:style-name="gr7" draw:text-style-name="P22" svg:width="1.733cm" svg:height="0.329cm" svg:x="8.98cm" svg:y="1.572cm"><draw:text-box><text:p><text:span text:style-name="T31">860µs</text:span></text:p></draw:text-box></draw:frame><draw:line text:anchor-type="paragraph" draw:z-index="6" draw:style-name="gr8" draw:text-style-name="P21" svg:x1="7.2cm" svg:y1="1.314cm" svg:x2="7.2cm" svg:y2="0.4cm"><text:p/></draw:line><draw:line text:anchor-type="paragraph" draw:z-index="7" draw:style-name="gr8" draw:text-style-name="P21" svg:x1="7.609cm" svg:y1="1.314cm" svg:x2="7.609cm" svg:y2="0.4cm"><text:p/></draw:line><draw:line text:anchor-type="paragraph" draw:z-index="8" draw:style-name="gr8" draw:text-style-name="P21" svg:x1="7.2cm" svg:y1="0.4cm" svg:x2="7.609cm" svg:y2="0.4cm"><text:p/></draw:line><draw:line text:anchor-type="paragraph" draw:z-index="9" draw:style-name="gr8" draw:text-style-name="P21" svg:x1="7.609cm" svg:y1="1.314cm" svg:x2="8.018cm" svg:y2="1.314cm"><text:p/></draw:line><draw:line text:anchor-type="paragraph" draw:z-index="10" draw:style-name="gr6" draw:text-style-name="P21" svg:x1="8.403cm" svg:y1="0.545cm" svg:x2="7.609cm" svg:y2="0.545cm"><text:p/></draw:line><draw:line text:anchor-type="paragraph" draw:z-index="11" draw:style-name="gr6" draw:text-style-name="P21" svg:x1="8.813cm" svg:y1="1.674cm" svg:x2="8.428cm" svg:y2="1.674cm"><text:p/></draw:line><draw:line text:anchor-type="paragraph" draw:z-index="12" draw:style-name="gr6" draw:text-style-name="P21" svg:x1="6.888cm" svg:y1="1.723cm" svg:x2="7.609cm" svg:y2="1.723cm"><text:p/></draw:line><draw:line text:anchor-type="paragraph" draw:z-index="13" draw:style-name="gr9" draw:text-style-name="P21" svg:x1="7.609cm" svg:y1="1.314cm" svg:x2="7.609cm" svg:y2="1.94cm"><text:p/></draw:line><draw:line text:anchor-type="paragraph" draw:z-index="14" draw:style-name="gr9" draw:text-style-name="P21" svg:x1="8.428cm" svg:y1="1.314cm" svg:x2="8.428cm" svg:y2="1.94cm"><text:p/></draw:line><draw:line text:anchor-type="paragraph" draw:z-index="15" draw:style-name="gr8" draw:text-style-name="P21" svg:x1="8.019cm" svg:y1="1.314cm" svg:x2="8.428cm" svg:y2="1.314cm"><text:p/></draw:line></text:p>
      <text:p text:style-name="P1"/>
      <text:p text:style-name="P1"/>
      <text:p text:style-name="P1"><draw:g text:anchor-type="paragraph" draw:z-index="0" draw:style-name="gr1"><draw:line draw:style-name="gr2" draw:text-style-name="P21" svg:x1="1.524cm" svg:y1="0.046cm" svg:x2="3.761cm" svg:y2="0.046cm"><text:p/></draw:line><draw:line draw:style-name="gr3" draw:text-style-name="P21" svg:x1="1.764cm" svg:y1="0.048cm" svg:x2="1.764cm" svg:y2="-0.866cm"><text:p/></draw:line><draw:line draw:style-name="gr3" draw:text-style-name="P21" svg:x1="2.173cm" svg:y1="0.048cm" svg:x2="2.173cm" svg:y2="-0.866cm"><text:p/></draw:line><draw:line draw:style-name="gr3" draw:text-style-name="P21" svg:x1="1.764cm" svg:y1="-0.866cm" svg:x2="2.173cm" svg:y2="-0.866cm"><text:p/></draw:line><draw:line draw:style-name="gr3" draw:text-style-name="P21" svg:x1="2.173cm" svg:y1="0.046cm" svg:x2="2.582cm" svg:y2="0.046cm"><text:p/></draw:line><draw:line draw:style-name="gr2" draw:text-style-name="P21" svg:x1="1.042cm" svg:y1="-0.723cm" svg:x2="1.763cm" svg:y2="-0.723cm"><text:p/></draw:line><draw:line draw:style-name="gr2" draw:text-style-name="P21" svg:x1="2.967cm" svg:y1="-0.723cm" svg:x2="2.173cm" svg:y2="-0.723cm"><text:p/></draw:line><draw:frame draw:style-name="gr4" draw:text-style-name="P22" svg:width="1.733cm" svg:height="0.329cm" svg:x="0.706cm" svg:y="-1.132cm"><draw:text-box><text:p><text:span text:style-name="T31">430µs</text:span></text:p></draw:text-box></draw:frame><draw:line draw:style-name="gr2" draw:text-style-name="P21" svg:x1="3.376cm" svg:y1="0.406cm" svg:x2="2.582cm" svg:y2="0.406cm"><text:p/></draw:line><draw:line draw:style-name="gr2" draw:text-style-name="P21" svg:x1="1.452cm" svg:y1="0.456cm" svg:x2="2.173cm" svg:y2="0.456cm"><text:p/></draw:line><draw:line draw:style-name="gr5" draw:text-style-name="P21" svg:x1="2.173cm" svg:y1="0.046cm" svg:x2="2.173cm" svg:y2="0.672cm"><text:p/></draw:line><draw:line draw:style-name="gr5" draw:text-style-name="P21" svg:x1="2.582cm" svg:y1="0.046cm" svg:x2="2.582cm" svg:y2="0.672cm"><text:p/></draw:line><draw:frame draw:style-name="gr4" draw:text-style-name="P22" svg:width="1.733cm" svg:height="0.329cm" svg:x="0.441cm" svg:y="0.325cm"><draw:text-box><text:p><text:span text:style-name="T31">430µs</text:span></text:p></draw:text-box></draw:frame><draw:frame draw:style-name="gr4" draw:text-style-name="P22" svg:width="1.733cm" svg:height="0.329cm" svg:x="3.544cm" svg:y="0.304cm"><draw:text-box><text:p><text:span text:style-name="T31">430µs</text:span></text:p></draw:text-box></draw:frame></draw:g></text:p>
      <text:p text:style-name="P1"/>
      <text:p text:style-name="P1"/>
      <text:p text:style-name="P1">La trame commence par un '1' long et un '0'' long :</text:p>
      <text:p text:style-name="P1"/>
      <text:p text:style-name="P1"/>
      <text:p text:style-name="P1"><draw:g text:anchor-type="paragraph" draw:z-index="16" draw:style-name="gr1"><draw:line draw:style-name="gr2" draw:text-style-name="P21" svg:x1="2.342cm" svg:y1="1.247cm" svg:x2="15.666cm" svg:y2="1.247cm"><text:p/></draw:line><draw:line draw:style-name="gr3" draw:text-style-name="P21" svg:x1="7.057cm" svg:y1="1.246cm" svg:x2="7.057cm" svg:y2="0.332cm"><text:p/></draw:line><draw:line draw:style-name="gr3" draw:text-style-name="P21" svg:x1="7.463cm" svg:y1="1.246cm" svg:x2="7.463cm" svg:y2="0.332cm"><text:p/></draw:line><draw:line draw:style-name="gr3" draw:text-style-name="P21" svg:x1="7.057cm" svg:y1="0.332cm" svg:x2="7.466cm" svg:y2="0.332cm"><text:p/></draw:line><draw:line draw:style-name="gr3" draw:text-style-name="P21" svg:x1="7.463cm" svg:y1="1.247cm" svg:x2="7.872cm" svg:y2="1.247cm"><text:p/></draw:line><draw:line draw:style-name="gr3" draw:text-style-name="P21" svg:x1="7.874cm" svg:y1="1.246cm" svg:x2="7.874cm" svg:y2="0.332cm"><text:p/></draw:line><draw:line draw:style-name="gr3" draw:text-style-name="P21" svg:x1="8.285cm" svg:y1="1.246cm" svg:x2="8.285cm" svg:y2="0.332cm"><text:p/></draw:line><draw:line draw:style-name="gr3" draw:text-style-name="P21" svg:x1="7.874cm" svg:y1="0.332cm" svg:x2="8.283cm" svg:y2="0.332cm"><text:p/></draw:line><draw:line draw:style-name="gr3" draw:text-style-name="P21" svg:x1="8.285cm" svg:y1="1.247cm" svg:x2="8.694cm" svg:y2="1.247cm"><text:p/></draw:line><draw:line draw:style-name="gr3" draw:text-style-name="P21" svg:x1="8.74cm" svg:y1="1.251cm" svg:x2="8.74cm" svg:y2="0.337cm"><text:p/></draw:line><draw:line draw:style-name="gr3" draw:text-style-name="P21" svg:x1="9.149cm" svg:y1="1.251cm" svg:x2="9.149cm" svg:y2="0.337cm"><text:p/></draw:line><draw:line draw:style-name="gr3" draw:text-style-name="P21" svg:x1="8.74cm" svg:y1="0.337cm" svg:x2="9.149cm" svg:y2="0.337cm"><text:p/></draw:line><draw:line draw:style-name="gr3" draw:text-style-name="P21" svg:x1="9.149cm" svg:y1="1.249cm" svg:x2="9.558cm" svg:y2="1.249cm"><text:p/></draw:line><draw:line draw:style-name="gr3" draw:text-style-name="P21" svg:x1="9.555cm" svg:y1="1.249cm" svg:x2="9.964cm" svg:y2="1.249cm"><text:p/></draw:line><draw:line draw:style-name="gr3" draw:text-style-name="P21" svg:x1="9.966cm" svg:y1="1.246cm" svg:x2="9.966cm" svg:y2="0.332cm"><text:p/></draw:line><draw:line draw:style-name="gr3" draw:text-style-name="P21" svg:x1="10.377cm" svg:y1="1.246cm" svg:x2="10.377cm" svg:y2="0.332cm"><text:p/></draw:line><draw:line draw:style-name="gr3" draw:text-style-name="P21" svg:x1="9.966cm" svg:y1="0.332cm" svg:x2="10.375cm" svg:y2="0.332cm"><text:p/></draw:line><draw:line draw:style-name="gr3" draw:text-style-name="P21" svg:x1="10.377cm" svg:y1="1.247cm" svg:x2="10.786cm" svg:y2="1.247cm"><text:p/></draw:line><draw:line draw:style-name="gr10" draw:text-style-name="P21" svg:x1="10.786cm" svg:y1="1.246cm" svg:x2="10.786cm" svg:y2="0.332cm"><text:p/></draw:line><draw:line draw:style-name="gr10" draw:text-style-name="P21" svg:x1="11.195cm" svg:y1="1.246cm" svg:x2="11.195cm" svg:y2="0.332cm"><text:p/></draw:line><draw:line draw:style-name="gr10" draw:text-style-name="P21" svg:x1="10.786cm" svg:y1="0.332cm" svg:x2="11.195cm" svg:y2="0.332cm"><text:p/></draw:line><draw:line draw:style-name="gr10" draw:text-style-name="P21" svg:x1="11.195cm" svg:y1="1.247cm" svg:x2="11.604cm" svg:y2="1.247cm"><text:p/></draw:line><draw:line draw:style-name="gr3" draw:text-style-name="P21" svg:x1="11.601cm" svg:y1="1.246cm" svg:x2="11.601cm" svg:y2="0.332cm"><text:p/></draw:line><draw:line draw:style-name="gr3" draw:text-style-name="P21" svg:x1="12.012cm" svg:y1="1.246cm" svg:x2="12.012cm" svg:y2="0.332cm"><text:p/></draw:line><draw:line draw:style-name="gr3" draw:text-style-name="P21" svg:x1="11.601cm" svg:y1="0.332cm" svg:x2="12.01cm" svg:y2="0.332cm"><text:p/></draw:line><draw:line draw:style-name="gr3" draw:text-style-name="P21" svg:x1="12.012cm" svg:y1="1.247cm" svg:x2="12.421cm" svg:y2="1.247cm"><text:p/></draw:line><draw:line draw:style-name="gr3" draw:text-style-name="P21" svg:x1="12.423cm" svg:y1="1.247cm" svg:x2="12.832cm" svg:y2="1.247cm"><text:p/></draw:line><draw:line draw:style-name="gr3" draw:text-style-name="P21" svg:x1="12.832cm" svg:y1="1.246cm" svg:x2="12.832cm" svg:y2="0.332cm"><text:p/></draw:line><draw:line draw:style-name="gr3" draw:text-style-name="P21" svg:x1="13.238cm" svg:y1="1.246cm" svg:x2="13.238cm" svg:y2="0.332cm"><text:p/></draw:line><draw:line draw:style-name="gr3" draw:text-style-name="P21" svg:x1="12.832cm" svg:y1="0.332cm" svg:x2="13.241cm" svg:y2="0.332cm"><text:p/></draw:line><draw:line draw:style-name="gr3" draw:text-style-name="P21" svg:x1="13.238cm" svg:y1="1.247cm" svg:x2="13.647cm" svg:y2="1.247cm"><text:p/></draw:line><draw:line draw:style-name="gr3" draw:text-style-name="P21" svg:x1="5.08cm" svg:y1="1.247cm" svg:x2="5.801cm" svg:y2="1.247cm"><text:p/></draw:line><draw:line draw:style-name="gr3" draw:text-style-name="P21" svg:x1="2.582cm" svg:y1="1.246cm" svg:x2="2.582cm" svg:y2="0.332cm"><text:p/></draw:line><draw:line draw:style-name="gr3" draw:text-style-name="P21" svg:x1="5.08cm" svg:y1="1.246cm" svg:x2="5.08cm" svg:y2="0.332cm"><text:p/></draw:line><draw:line draw:style-name="gr3" draw:text-style-name="P21" svg:x1="2.582cm" svg:y1="0.332cm" svg:x2="3.52cm" svg:y2="0.332cm"><text:p/></draw:line><draw:line draw:style-name="gr5" draw:text-style-name="P21" svg:x1="2.582cm" svg:y1="1.247cm" svg:x2="2.582cm" svg:y2="1.873cm"><text:p/></draw:line><draw:line draw:style-name="gr5" draw:text-style-name="P21" svg:x1="5.08cm" svg:y1="1.247cm" svg:x2="5.08cm" svg:y2="1.873cm"><text:p/></draw:line><draw:line draw:style-name="gr5" draw:text-style-name="P21" svg:x1="7.057cm" svg:y1="1.247cm" svg:x2="7.057cm" svg:y2="1.873cm"><text:p/></draw:line><draw:line draw:style-name="gr5" draw:text-style-name="P21" svg:x1="7.463cm" svg:y1="1.247cm" svg:x2="7.463cm" svg:y2="1.873cm"><text:p/></draw:line><draw:frame draw:style-name="gr4" draw:text-style-name="P22" svg:width="1.733cm" svg:height="0.329cm" svg:x="5.492cm" svg:y="1.456cm"><draw:text-box><text:p><text:span text:style-name="T31">1,72ms</text:span></text:p></draw:text-box></draw:frame><draw:line draw:style-name="gr11" draw:text-style-name="P21" svg:x1="5.08cm" svg:y1="1.875cm" svg:x2="7.054cm" svg:y2="1.875cm"><text:p/></draw:line><draw:line draw:style-name="gr11" draw:text-style-name="P21" svg:x1="2.582cm" svg:y1="1.875cm" svg:x2="5.083cm" svg:y2="1.875cm"><text:p/></draw:line><draw:frame draw:style-name="gr4" draw:text-style-name="P22" svg:width="1.733cm" svg:height="0.329cm" svg:x="3.231cm" svg:y="1.408cm"><draw:text-box><text:p><text:span text:style-name="T31">3,4ms</text:span></text:p></draw:text-box></draw:frame><draw:frame draw:style-name="gr4" draw:text-style-name="P22" svg:width="1.733cm" svg:height="0.329cm" svg:x="3.014cm" svg:y="2.177cm"><draw:text-box><text:p><text:span text:style-name="T31">8*T</text:span></text:p></draw:text-box></draw:frame><draw:frame draw:style-name="gr4" draw:text-style-name="P22" svg:width="1.733cm" svg:height="0.329cm" svg:x="5.515cm" svg:y="2.177cm"><draw:text-box><text:p><text:span text:style-name="T31">4*T</text:span></text:p></draw:text-box></draw:frame><draw:frame draw:style-name="gr4" draw:text-style-name="P22" svg:width="1.733cm" svg:height="0.329cm" svg:x="7.777cm" svg:y="2.071cm"><draw:text-box><text:p><text:span text:style-name="T31">T</text:span></text:p></draw:text-box></draw:frame><draw:line draw:style-name="gr2" draw:text-style-name="P21" svg:x1="8.257cm" svg:y1="1.875cm" svg:x2="7.463cm" svg:y2="1.875cm"><text:p/></draw:line><draw:line draw:style-name="gr3" draw:text-style-name="P21" svg:x1="4.145cm" svg:y1="0.332cm" svg:x2="5.083cm" svg:y2="0.332cm"><text:p/></draw:line><draw:line draw:style-name="gr10" draw:text-style-name="P21" svg:x1="3.519cm" svg:y1="0.332cm" svg:x2="4.143cm" svg:y2="0.332cm"><text:p/></draw:line><draw:line draw:style-name="gr3" draw:text-style-name="P21" svg:x1="6.335cm" svg:y1="1.247cm" svg:x2="7.056cm" svg:y2="1.247cm"><text:p/></draw:line><draw:line draw:style-name="gr10" draw:text-style-name="P21" svg:x1="5.711cm" svg:y1="1.247cm" svg:x2="6.335cm" svg:y2="1.247cm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 correspond au timing le plus court, T # 430µs</text:p>
      <text:p text:style-name="P1"/>
      <text:p text:style-name="P1">l'idée est de lancer un timer de périodicité 430µs , de programmer la pin d'entrée du train d'impulsions en IT front montant et descendant, de venir mettre à 0 le timer lors de ces IT.</text:p>
      <text:p text:style-name="P1">Ensuite, en plein milieu du comptage, on programme une seconde IT (avec un CCR = ARR/2) qui permet de donner un ordre d'échantillonnage au bon moment.</text:p>
      <text:p text:style-name="P1"/>
      <text:p text:style-name="P1">Ensuite, il faut détecter les 8 premiers '1' et 4 '0' qui suivent pour démarrer le sampling.</text:p>
      <text:p text:style-name="P1">Comme on a 115 bits à analyser, on peut compter le nombre de fronts montants pour stopper l'acquisition.</text:p>
      <text:p text:style-name="P1"/>
      <text:p text:style-name="P1"><draw:line text:anchor-type="paragraph" draw:z-index="19" draw:style-name="gr6" draw:text-style-name="P21" svg:x1="2.03cm" svg:y1="3.337cm" svg:x2="15.354cm" svg:y2="3.337cm"><text:p/></draw:line><draw:line text:anchor-type="paragraph" draw:z-index="17" draw:style-name="gr9" draw:text-style-name="P21" svg:x1="2.607cm" svg:y1="1.245cm" svg:x2="2.607cm" svg:y2="3.306cm"><text:p/></draw:line><draw:g text:anchor-type="paragraph" draw:z-index="18" draw:style-name="gr1"><draw:g draw:style-name="gr12"><draw:custom-shape draw:style-name="gr13" svg:width="0.426cm" svg:height="0.759cm" svg:x="7.06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7.47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4cm" svg:height="0.759cm" svg:x="7.91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4cm" svg:height="0.759cm" svg:x="8.314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g draw:style-name="gr12"><draw:custom-shape draw:style-name="gr13" svg:width="0.426cm" svg:height="0.759cm" svg:x="8.723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9.123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9.54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9.95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custom-shape draw:style-name="gr13" svg:width="0.424cm" svg:height="0.759cm" svg:x="10.39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26cm" svg:height="0.759cm" svg:x="10.77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1.202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1.603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g draw:style-name="gr12"><draw:custom-shape draw:style-name="gr13" svg:width="0.424cm" svg:height="0.759cm" svg:x="12.044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4cm" svg:height="0.759cm" svg:x="12.44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2.855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26cm" svg:height="0.759cm" svg:x="13.25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custom-shape draw:style-name="gr13" svg:width="0.417cm" svg:height="0.759cm" svg:x="5.46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7cm" svg:height="0.759cm" svg:x="5.862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4cm" svg:height="0.759cm" svg:x="6.27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6.655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5cm" svg:height="0.759cm" svg:x="3.838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4.233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4.64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4cm" svg:height="0.759cm" svg:x="5.05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2.616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3" svg:width="0.415cm" svg:height="0.759cm" svg:x="3.031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4" svg:width="0.415cm" svg:height="0.759cm" svg:x="3.425cm" svg:y="2.57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g text:anchor-type="paragraph" draw:z-index="21" draw:style-name="gr1"><draw:line draw:style-name="gr2" draw:text-style-name="P21" svg:x1="2.342cm" svg:y1="1.247cm" svg:x2="15.666cm" svg:y2="1.247cm"><text:p/></draw:line><draw:line draw:style-name="gr3" draw:text-style-name="P21" svg:x1="7.057cm" svg:y1="1.246cm" svg:x2="7.057cm" svg:y2="0.332cm"><text:p/></draw:line><draw:line draw:style-name="gr3" draw:text-style-name="P21" svg:x1="7.467cm" svg:y1="1.246cm" svg:x2="7.467cm" svg:y2="0.332cm"><text:p/></draw:line><draw:line draw:style-name="gr3" draw:text-style-name="P21" svg:x1="7.057cm" svg:y1="0.332cm" svg:x2="7.466cm" svg:y2="0.332cm"><text:p/></draw:line><draw:line draw:style-name="gr3" draw:text-style-name="P21" svg:x1="7.467cm" svg:y1="1.247cm" svg:x2="7.876cm" svg:y2="1.247cm"><text:p/></draw:line><draw:line draw:style-name="gr3" draw:text-style-name="P21" svg:x1="7.876cm" svg:y1="1.246cm" svg:x2="7.876cm" svg:y2="0.332cm"><text:p/></draw:line><draw:line draw:style-name="gr3" draw:text-style-name="P21" svg:x1="8.285cm" svg:y1="1.246cm" svg:x2="8.285cm" svg:y2="0.332cm"><text:p/></draw:line><draw:line draw:style-name="gr3" draw:text-style-name="P21" svg:x1="7.876cm" svg:y1="0.332cm" svg:x2="8.285cm" svg:y2="0.332cm"><text:p/></draw:line><draw:line draw:style-name="gr3" draw:text-style-name="P21" svg:x1="8.285cm" svg:y1="1.247cm" svg:x2="8.694cm" svg:y2="1.247cm"><text:p/></draw:line><draw:line draw:style-name="gr3" draw:text-style-name="P21" svg:x1="8.74cm" svg:y1="1.251cm" svg:x2="8.74cm" svg:y2="0.337cm"><text:p/></draw:line><draw:line draw:style-name="gr3" draw:text-style-name="P21" svg:x1="9.149cm" svg:y1="1.251cm" svg:x2="9.149cm" svg:y2="0.337cm"><text:p/></draw:line><draw:line draw:style-name="gr3" draw:text-style-name="P21" svg:x1="8.74cm" svg:y1="0.337cm" svg:x2="9.149cm" svg:y2="0.337cm"><text:p/></draw:line><draw:line draw:style-name="gr3" draw:text-style-name="P21" svg:x1="9.149cm" svg:y1="1.249cm" svg:x2="9.558cm" svg:y2="1.249cm"><text:p/></draw:line><draw:line draw:style-name="gr3" draw:text-style-name="P21" svg:x1="9.557cm" svg:y1="1.249cm" svg:x2="9.966cm" svg:y2="1.249cm"><text:p/></draw:line><draw:line draw:style-name="gr3" draw:text-style-name="P21" svg:x1="9.968cm" svg:y1="1.246cm" svg:x2="9.968cm" svg:y2="0.332cm"><text:p/></draw:line><draw:line draw:style-name="gr3" draw:text-style-name="P21" svg:x1="10.377cm" svg:y1="1.246cm" svg:x2="10.377cm" svg:y2="0.332cm"><text:p/></draw:line><draw:line draw:style-name="gr3" draw:text-style-name="P21" svg:x1="9.968cm" svg:y1="0.332cm" svg:x2="10.377cm" svg:y2="0.332cm"><text:p/></draw:line><draw:line draw:style-name="gr3" draw:text-style-name="P21" svg:x1="10.377cm" svg:y1="1.247cm" svg:x2="10.786cm" svg:y2="1.247cm"><text:p/></draw:line><draw:line draw:style-name="gr10" draw:text-style-name="P21" svg:x1="10.786cm" svg:y1="1.246cm" svg:x2="10.786cm" svg:y2="0.332cm"><text:p/></draw:line><draw:line draw:style-name="gr10" draw:text-style-name="P21" svg:x1="11.195cm" svg:y1="1.246cm" svg:x2="11.195cm" svg:y2="0.332cm"><text:p/></draw:line><draw:line draw:style-name="gr10" draw:text-style-name="P21" svg:x1="10.786cm" svg:y1="0.332cm" svg:x2="11.195cm" svg:y2="0.332cm"><text:p/></draw:line><draw:line draw:style-name="gr10" draw:text-style-name="P21" svg:x1="11.195cm" svg:y1="1.247cm" svg:x2="11.604cm" svg:y2="1.247cm"><text:p/></draw:line><draw:line draw:style-name="gr3" draw:text-style-name="P21" svg:x1="11.605cm" svg:y1="1.246cm" svg:x2="11.605cm" svg:y2="0.332cm"><text:p/></draw:line><draw:line draw:style-name="gr3" draw:text-style-name="P21" svg:x1="12.014cm" svg:y1="1.246cm" svg:x2="12.014cm" svg:y2="0.332cm"><text:p/></draw:line><draw:line draw:style-name="gr3" draw:text-style-name="P21" svg:x1="11.605cm" svg:y1="0.332cm" svg:x2="12.014cm" svg:y2="0.332cm"><text:p/></draw:line><draw:line draw:style-name="gr3" draw:text-style-name="P21" svg:x1="12.014cm" svg:y1="1.247cm" svg:x2="12.423cm" svg:y2="1.247cm"><text:p/></draw:line><draw:line draw:style-name="gr3" draw:text-style-name="P21" svg:x1="12.423cm" svg:y1="1.247cm" svg:x2="12.832cm" svg:y2="1.247cm"><text:p/></draw:line><draw:line draw:style-name="gr3" draw:text-style-name="P21" svg:x1="12.832cm" svg:y1="1.246cm" svg:x2="12.832cm" svg:y2="0.332cm"><text:p/></draw:line><draw:line draw:style-name="gr3" draw:text-style-name="P21" svg:x1="13.24cm" svg:y1="1.246cm" svg:x2="13.24cm" svg:y2="0.332cm"><text:p/></draw:line><draw:line draw:style-name="gr3" draw:text-style-name="P21" svg:x1="12.832cm" svg:y1="0.332cm" svg:x2="13.241cm" svg:y2="0.332cm"><text:p/></draw:line><draw:line draw:style-name="gr3" draw:text-style-name="P21" svg:x1="13.24cm" svg:y1="1.247cm" svg:x2="13.649cm" svg:y2="1.247cm"><text:p/></draw:line><draw:line draw:style-name="gr3" draw:text-style-name="P21" svg:x1="5.082cm" svg:y1="1.247cm" svg:x2="5.803cm" svg:y2="1.247cm"><text:p/></draw:line><draw:line draw:style-name="gr3" draw:text-style-name="P21" svg:x1="2.582cm" svg:y1="1.246cm" svg:x2="2.582cm" svg:y2="0.332cm"><text:p/></draw:line><draw:line draw:style-name="gr3" draw:text-style-name="P21" svg:x1="5.082cm" svg:y1="1.246cm" svg:x2="5.082cm" svg:y2="0.332cm"><text:p/></draw:line><draw:line draw:style-name="gr3" draw:text-style-name="P21" svg:x1="2.582cm" svg:y1="0.332cm" svg:x2="3.52cm" svg:y2="0.332cm"><text:p/></draw:line><draw:line draw:style-name="gr5" draw:text-style-name="P21" svg:x1="5.082cm" svg:y1="1.247cm" svg:x2="5.082cm" svg:y2="1.873cm"><text:p/></draw:line><draw:line draw:style-name="gr5" draw:text-style-name="P21" svg:x1="7.057cm" svg:y1="1.247cm" svg:x2="7.057cm" svg:y2="1.873cm"><text:p/></draw:line><draw:line draw:style-name="gr5" draw:text-style-name="P21" svg:x1="7.467cm" svg:y1="1.247cm" svg:x2="7.467cm" svg:y2="1.873cm"><text:p/></draw:line><draw:frame draw:style-name="gr4" draw:text-style-name="P22" svg:width="1.733cm" svg:height="0.329cm" svg:x="5.493cm" svg:y="1.456cm"><draw:text-box><text:p><text:span text:style-name="T31">1,72ms</text:span></text:p></draw:text-box></draw:frame><draw:line draw:style-name="gr11" draw:text-style-name="P21" svg:x1="5.082cm" svg:y1="1.875cm" svg:x2="7.056cm" svg:y2="1.875cm"><text:p/></draw:line><draw:line draw:style-name="gr11" draw:text-style-name="P21" svg:x1="2.582cm" svg:y1="1.875cm" svg:x2="5.083cm" svg:y2="1.875cm"><text:p/></draw:line><draw:frame draw:style-name="gr4" draw:text-style-name="P22" svg:width="1.733cm" svg:height="0.329cm" svg:x="3.231cm" svg:y="1.408cm"><draw:text-box><text:p><text:span text:style-name="T31">3,4ms</text:span></text:p></draw:text-box></draw:frame><draw:frame draw:style-name="gr4" draw:text-style-name="P22" svg:width="1.733cm" svg:height="0.329cm" svg:x="3.014cm" svg:y="2.177cm"><draw:text-box><text:p><text:span text:style-name="T31">8*T</text:span></text:p></draw:text-box></draw:frame><draw:frame draw:style-name="gr4" draw:text-style-name="P22" svg:width="1.733cm" svg:height="0.329cm" svg:x="5.516cm" svg:y="2.177cm"><draw:text-box><text:p><text:span text:style-name="T31">4*T</text:span></text:p></draw:text-box></draw:frame><draw:frame draw:style-name="gr4" draw:text-style-name="P22" svg:width="1.733cm" svg:height="0.329cm" svg:x="7.777cm" svg:y="2.071cm"><draw:text-box><text:p><text:span text:style-name="T31">T</text:span></text:p></draw:text-box></draw:frame><draw:line draw:style-name="gr2" draw:text-style-name="P21" svg:x1="8.261cm" svg:y1="1.875cm" svg:x2="7.467cm" svg:y2="1.875cm"><text:p/></draw:line><draw:line draw:style-name="gr3" draw:text-style-name="P21" svg:x1="4.145cm" svg:y1="0.332cm" svg:x2="5.083cm" svg:y2="0.332cm"><text:p/></draw:line><draw:line draw:style-name="gr10" draw:text-style-name="P21" svg:x1="3.521cm" svg:y1="0.332cm" svg:x2="4.145cm" svg:y2="0.332cm"><text:p/></draw:line><draw:line draw:style-name="gr3" draw:text-style-name="P21" svg:x1="6.336cm" svg:y1="1.247cm" svg:x2="7.057cm" svg:y2="1.247cm"><text:p/></draw:line><draw:line draw:style-name="gr10" draw:text-style-name="P21" svg:x1="5.711cm" svg:y1="1.247cm" svg:x2="6.335cm" svg:y2="1.247cm"><text:p/></draw:line><draw:frame draw:style-name="gr16" svg:width="1.276cm" svg:height="0.505cm" svg:x="1.307cm" svg:y="0.332cm"><draw:text-box><text:p>Input</text:p></draw:text-box></draw:frame></draw:g><draw:frame text:anchor-type="paragraph" draw:z-index="26" draw:style-name="gr18" svg:width="3.103cm" svg:height="0.976cm" svg:x="10.52cm" svg:y="1.623cm"><draw:text-box><text:p>Instants d'échantillonnage</text:p></draw:text-box></draw:frame><draw:line text:anchor-type="paragraph" draw:z-index="25" draw:style-name="gr17" draw:text-style-name="P23" svg:x1="10.183cm" svg:y1="2.922cm" svg:x2="10.183cm" svg:y2="0.191cm"><text:p/></draw:line><draw:line text:anchor-type="paragraph" draw:z-index="24" draw:style-name="gr17" draw:text-style-name="P23" svg:x1="9.726cm" svg:y1="2.994cm" svg:x2="9.726cm" svg:y2="0.263cm"><text:p/></draw:line><draw:line text:anchor-type="paragraph" draw:z-index="23" draw:style-name="gr17" draw:text-style-name="P23" svg:x1="9.342cm" svg:y1="2.944cm" svg:x2="9.342cm" svg:y2="0.213cm"><text:p/></draw:line><draw:line text:anchor-type="paragraph" draw:z-index="22" draw:style-name="gr17" draw:text-style-name="P23" svg:x1="8.932cm" svg:y1="3.066cm" svg:x2="8.932cm" svg:y2="0.335cm"><text:p/></draw:line><draw:frame text:anchor-type="paragraph" draw:z-index="20" draw:style-name="gr15" svg:width="1.276cm" svg:height="0.505cm" svg:x="1.475cm" svg:y="2.579cm"><draw:text-box><text:p>CNT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nnée récupérée </text:p>
      <text:p text:style-name="P1">La longueur de trame peut varier en longueur. Le maximum correspond à une suite de 115 bits à 0, soit 3 échantillons / bit ce qui donne 115*3 = 345bits. Il faut ajouter les 12 échantillons de frame start ce qui donne 357 échantillons.</text:p>
      <text:p text:style-name="P1">Pour cela nous utilisons des mots de 32 bits, ce qui donne 11,1 mots soit <text:span text:style-name="T3">12 mots de 32bits</text:span>.</text:p>
      <text:p text:style-name="P1"/>
      <text:p text:style-name="P1"><text:soft-page-break/>Ainsi nous allons utiliser une tables de 12 éléments, Echant[12] que l'on va exploiter de la sorte :</text:p>
      <text:p text:style-name="P1"/>
      <text:p text:style-name="P1"/>
      <text:p text:style-name="P1"><draw:g text:anchor-type="paragraph" draw:z-index="27" draw:style-name="gr1"><draw:line draw:style-name="gr2" draw:text-style-name="P21" svg:x1="2.342cm" svg:y1="1.247cm" svg:x2="15.666cm" svg:y2="1.247cm"><text:p/></draw:line><draw:line draw:style-name="gr3" draw:text-style-name="P21" svg:x1="7.057cm" svg:y1="1.246cm" svg:x2="7.057cm" svg:y2="0.332cm"><text:p/></draw:line><draw:line draw:style-name="gr3" draw:text-style-name="P21" svg:x1="7.467cm" svg:y1="1.246cm" svg:x2="7.467cm" svg:y2="0.332cm"><text:p/></draw:line><draw:line draw:style-name="gr3" draw:text-style-name="P21" svg:x1="7.057cm" svg:y1="0.332cm" svg:x2="7.466cm" svg:y2="0.332cm"><text:p/></draw:line><draw:line draw:style-name="gr3" draw:text-style-name="P21" svg:x1="7.467cm" svg:y1="1.247cm" svg:x2="7.876cm" svg:y2="1.247cm"><text:p/></draw:line><draw:line draw:style-name="gr3" draw:text-style-name="P21" svg:x1="7.876cm" svg:y1="1.246cm" svg:x2="7.876cm" svg:y2="0.332cm"><text:p/></draw:line><draw:line draw:style-name="gr3" draw:text-style-name="P21" svg:x1="8.285cm" svg:y1="1.246cm" svg:x2="8.285cm" svg:y2="0.332cm"><text:p/></draw:line><draw:line draw:style-name="gr3" draw:text-style-name="P21" svg:x1="7.876cm" svg:y1="0.332cm" svg:x2="8.285cm" svg:y2="0.332cm"><text:p/></draw:line><draw:line draw:style-name="gr3" draw:text-style-name="P21" svg:x1="8.285cm" svg:y1="1.247cm" svg:x2="8.694cm" svg:y2="1.247cm"><text:p/></draw:line><draw:line draw:style-name="gr3" draw:text-style-name="P21" svg:x1="8.74cm" svg:y1="1.251cm" svg:x2="8.74cm" svg:y2="0.337cm"><text:p/></draw:line><draw:line draw:style-name="gr3" draw:text-style-name="P21" svg:x1="9.149cm" svg:y1="1.251cm" svg:x2="9.149cm" svg:y2="0.337cm"><text:p/></draw:line><draw:line draw:style-name="gr3" draw:text-style-name="P21" svg:x1="8.74cm" svg:y1="0.337cm" svg:x2="9.149cm" svg:y2="0.337cm"><text:p/></draw:line><draw:line draw:style-name="gr3" draw:text-style-name="P21" svg:x1="9.149cm" svg:y1="1.249cm" svg:x2="9.558cm" svg:y2="1.249cm"><text:p/></draw:line><draw:line draw:style-name="gr3" draw:text-style-name="P21" svg:x1="9.557cm" svg:y1="1.249cm" svg:x2="9.966cm" svg:y2="1.249cm"><text:p/></draw:line><draw:line draw:style-name="gr3" draw:text-style-name="P21" svg:x1="9.968cm" svg:y1="1.246cm" svg:x2="9.968cm" svg:y2="0.332cm"><text:p/></draw:line><draw:line draw:style-name="gr3" draw:text-style-name="P21" svg:x1="10.377cm" svg:y1="1.246cm" svg:x2="10.377cm" svg:y2="0.332cm"><text:p/></draw:line><draw:line draw:style-name="gr3" draw:text-style-name="P21" svg:x1="9.968cm" svg:y1="0.332cm" svg:x2="10.377cm" svg:y2="0.332cm"><text:p/></draw:line><draw:line draw:style-name="gr3" draw:text-style-name="P21" svg:x1="10.377cm" svg:y1="1.247cm" svg:x2="10.786cm" svg:y2="1.247cm"><text:p/></draw:line><draw:line draw:style-name="gr10" draw:text-style-name="P21" svg:x1="10.786cm" svg:y1="1.246cm" svg:x2="10.786cm" svg:y2="0.332cm"><text:p/></draw:line><draw:line draw:style-name="gr10" draw:text-style-name="P21" svg:x1="11.195cm" svg:y1="1.246cm" svg:x2="11.195cm" svg:y2="0.332cm"><text:p/></draw:line><draw:line draw:style-name="gr10" draw:text-style-name="P21" svg:x1="10.786cm" svg:y1="0.332cm" svg:x2="11.195cm" svg:y2="0.332cm"><text:p/></draw:line><draw:line draw:style-name="gr10" draw:text-style-name="P21" svg:x1="11.195cm" svg:y1="1.247cm" svg:x2="11.604cm" svg:y2="1.247cm"><text:p/></draw:line><draw:line draw:style-name="gr3" draw:text-style-name="P21" svg:x1="11.605cm" svg:y1="1.246cm" svg:x2="11.605cm" svg:y2="0.332cm"><text:p/></draw:line><draw:line draw:style-name="gr3" draw:text-style-name="P21" svg:x1="12.014cm" svg:y1="1.246cm" svg:x2="12.014cm" svg:y2="0.332cm"><text:p/></draw:line><draw:line draw:style-name="gr3" draw:text-style-name="P21" svg:x1="11.605cm" svg:y1="0.332cm" svg:x2="12.014cm" svg:y2="0.332cm"><text:p/></draw:line><draw:line draw:style-name="gr3" draw:text-style-name="P21" svg:x1="12.014cm" svg:y1="1.247cm" svg:x2="12.423cm" svg:y2="1.247cm"><text:p/></draw:line><draw:line draw:style-name="gr3" draw:text-style-name="P21" svg:x1="12.423cm" svg:y1="1.247cm" svg:x2="12.832cm" svg:y2="1.247cm"><text:p/></draw:line><draw:line draw:style-name="gr3" draw:text-style-name="P21" svg:x1="12.832cm" svg:y1="1.246cm" svg:x2="12.832cm" svg:y2="0.332cm"><text:p/></draw:line><draw:line draw:style-name="gr3" draw:text-style-name="P21" svg:x1="13.24cm" svg:y1="1.246cm" svg:x2="13.24cm" svg:y2="0.332cm"><text:p/></draw:line><draw:line draw:style-name="gr3" draw:text-style-name="P21" svg:x1="12.832cm" svg:y1="0.332cm" svg:x2="13.241cm" svg:y2="0.332cm"><text:p/></draw:line><draw:line draw:style-name="gr3" draw:text-style-name="P21" svg:x1="13.24cm" svg:y1="1.247cm" svg:x2="13.649cm" svg:y2="1.247cm"><text:p/></draw:line><draw:line draw:style-name="gr3" draw:text-style-name="P21" svg:x1="5.082cm" svg:y1="1.247cm" svg:x2="5.803cm" svg:y2="1.247cm"><text:p/></draw:line><draw:line draw:style-name="gr3" draw:text-style-name="P21" svg:x1="2.582cm" svg:y1="1.246cm" svg:x2="2.582cm" svg:y2="0.332cm"><text:p/></draw:line><draw:line draw:style-name="gr3" draw:text-style-name="P21" svg:x1="5.082cm" svg:y1="1.246cm" svg:x2="5.082cm" svg:y2="0.332cm"><text:p/></draw:line><draw:line draw:style-name="gr3" draw:text-style-name="P21" svg:x1="2.582cm" svg:y1="0.332cm" svg:x2="3.52cm" svg:y2="0.332cm"><text:p/></draw:line><draw:line draw:style-name="gr5" draw:text-style-name="P21" svg:x1="5.082cm" svg:y1="1.247cm" svg:x2="5.082cm" svg:y2="1.873cm"><text:p/></draw:line><draw:line draw:style-name="gr5" draw:text-style-name="P21" svg:x1="7.057cm" svg:y1="1.247cm" svg:x2="7.057cm" svg:y2="1.873cm"><text:p/></draw:line><draw:line draw:style-name="gr5" draw:text-style-name="P21" svg:x1="7.467cm" svg:y1="1.247cm" svg:x2="7.467cm" svg:y2="1.873cm"><text:p/></draw:line><draw:frame draw:style-name="gr4" draw:text-style-name="P22" svg:width="1.733cm" svg:height="0.329cm" svg:x="5.493cm" svg:y="1.456cm"><draw:text-box><text:p><text:span text:style-name="T31">1,72ms</text:span></text:p></draw:text-box></draw:frame><draw:line draw:style-name="gr11" draw:text-style-name="P21" svg:x1="5.082cm" svg:y1="1.875cm" svg:x2="7.056cm" svg:y2="1.875cm"><text:p/></draw:line><draw:line draw:style-name="gr11" draw:text-style-name="P21" svg:x1="2.582cm" svg:y1="1.875cm" svg:x2="5.083cm" svg:y2="1.875cm"><text:p/></draw:line><draw:frame draw:style-name="gr4" draw:text-style-name="P22" svg:width="1.733cm" svg:height="0.329cm" svg:x="3.231cm" svg:y="1.408cm"><draw:text-box><text:p><text:span text:style-name="T31">3,4ms</text:span></text:p></draw:text-box></draw:frame><draw:frame draw:style-name="gr4" draw:text-style-name="P22" svg:width="1.733cm" svg:height="0.329cm" svg:x="3.014cm" svg:y="2.177cm"><draw:text-box><text:p><text:span text:style-name="T31">8*T</text:span></text:p></draw:text-box></draw:frame><draw:frame draw:style-name="gr4" draw:text-style-name="P22" svg:width="1.733cm" svg:height="0.329cm" svg:x="5.516cm" svg:y="2.177cm"><draw:text-box><text:p><text:span text:style-name="T31">4*T</text:span></text:p></draw:text-box></draw:frame><draw:frame draw:style-name="gr4" draw:text-style-name="P22" svg:width="1.733cm" svg:height="0.329cm" svg:x="7.777cm" svg:y="2.071cm"><draw:text-box><text:p><text:span text:style-name="T31">T</text:span></text:p></draw:text-box></draw:frame><draw:line draw:style-name="gr2" draw:text-style-name="P21" svg:x1="8.261cm" svg:y1="1.875cm" svg:x2="7.467cm" svg:y2="1.875cm"><text:p/></draw:line><draw:line draw:style-name="gr3" draw:text-style-name="P21" svg:x1="4.145cm" svg:y1="0.332cm" svg:x2="5.083cm" svg:y2="0.332cm"><text:p/></draw:line><draw:line draw:style-name="gr10" draw:text-style-name="P21" svg:x1="3.521cm" svg:y1="0.332cm" svg:x2="4.145cm" svg:y2="0.332cm"><text:p/></draw:line><draw:line draw:style-name="gr3" draw:text-style-name="P21" svg:x1="6.336cm" svg:y1="1.247cm" svg:x2="7.057cm" svg:y2="1.247cm"><text:p/></draw:line><draw:line draw:style-name="gr10" draw:text-style-name="P21" svg:x1="5.711cm" svg:y1="1.247cm" svg:x2="6.335cm" svg:y2="1.247cm"><text:p/></draw:line><draw:frame draw:style-name="gr16" svg:width="1.276cm" svg:height="0.505cm" svg:x="1.307cm" svg:y="0.332cm"><draw:text-box><text:p>Input</text:p></draw:text-box></draw:frame></draw:g></text:p>
      <text:p text:style-name="P1"/>
      <text:p text:style-name="P1"><draw:line text:anchor-type="paragraph" draw:z-index="28" draw:style-name="gr17" draw:text-style-name="P21" svg:x1="2.582cm" svg:y1="0.353cm" svg:x2="2.582cm" svg:y2="2.429cm"><text:p/></draw:line></text:p>
      <text:p text:style-name="P1"/>
      <text:p text:style-name="P1"/>
      <text:p text:style-name="P1"/>
      <text:p text:style-name="P1"><draw:rect text:anchor-type="paragraph" draw:z-index="29" draw:style-name="gr19" draw:text-style-name="P21" svg:width="5.652cm" svg:height="0.627cm" svg:x="2.582cm" svg:y="0.09cm"><text:p/></draw:rect><draw:frame text:anchor-type="paragraph" draw:z-index="30" draw:style-name="gr18" draw:text-style-name="P24" svg:width="2.167cm" svg:height="0.976cm" svg:x="4.314cm" svg:y="0.243cm"><draw:text-box><text:p><text:span text:style-name="T1">Echant[0]</text:span></text:p></draw:text-box></draw:frame><draw:rect text:anchor-type="paragraph" draw:z-index="31" draw:style-name="gr20" draw:text-style-name="P21" svg:width="3.899cm" svg:height="0.627cm" svg:x="8.234cm" svg:y="0.09cm"><text:p/></draw:rect><draw:frame text:anchor-type="paragraph" draw:z-index="32" draw:style-name="gr18" draw:text-style-name="P24" svg:width="2.167cm" svg:height="0.976cm" svg:x="8.74cm" svg:y="0.212cm"><draw:text-box><text:p><text:span text:style-name="T1">Echant[i]</text:span></text:p></draw:text-box></draw:frame><draw:rect text:anchor-type="paragraph" draw:z-index="33" draw:style-name="gr19" draw:text-style-name="P21" svg:width="3.343cm" svg:height="0.627cm" svg:x="12.132cm" svg:y="0.09cm"><text:p/></draw:rect><draw:frame text:anchor-type="paragraph" draw:z-index="34" draw:style-name="gr18" draw:text-style-name="P24" svg:width="2.167cm" svg:height="0.976cm" svg:x="12.924cm" svg:y="0.192cm"><draw:text-box><text:p><text:span text:style-name="T1">Echant[11]</text:span></text:p></draw:text-box></draw:frame></text:p>
      <text:p text:style-name="P1"/>
      <text:p text:style-name="P1"/>
      <text:p text:style-name="P1"/>
      <text:p text:style-name="P1"><text:span text:style-name="T3">La durée maximale</text:span> pour jouer la séquence est donc de :</text:p>
      <text:p text:style-name="P1">Taille Mot*Nbre Mots*T = 32*12*430µs = <text:span text:style-name="T3">165ms</text:span>.</text:p>
      <text:p text:style-name="P1"/>
      <text:p text:style-name="P1"><text:span text:style-name="T3">Le stockage mémoire</text:span> pour 50 commandes est de :</text:p>
      <text:p text:style-name="P1">50*12 = 600 Mots de 32 bits, soit<text:span text:style-name="T3"> 2.4k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Algorithme </text:h>
      <text:p text:style-name="Text_20_body"/>
      <text:p text:style-name="P7">Init</text:p>
      <text:p text:style-name="Text_20_body"><text:tab/><text:span text:style-name="T2">Start =0;</text:span></text:p>
      <text:p text:style-name="P7"><text:tab/>FrontUp=0</text:p>
      <text:p text:style-name="P7"><text:tab/>NbEch=0</text:p>
      <text:p text:style-name="P7"><text:tab/>IndiceTab=0</text:p>
      <text:p text:style-name="P7"><text:tab/>char Tab_Ech[48]=0</text:p>
      <text:p text:style-name="Text_20_body">…...............</text:p>
      <text:p text:style-name="P7">While(1)</text:p>
      <text:p text:style-name="P7"><text:tab/>Si Start = 1 , Valider le Timer</text:p>
      <text:p text:style-name="P7"><text:tab/>Sinon l'invalider</text:p>
      <text:p text:style-name="Text_20_body">…..............</text:p>
      <text:p text:style-name="Text_20_body"/>
      <text:p text:style-name="P7">IT Front up/Dwn</text:p>
      <text:p text:style-name="P7"><text:tab/>Si Front up </text:p>
      <text:p text:style-name="Text_20_body"><text:tab/><text:span text:style-name="T2"><text:tab/>Si (Start =0 &amp; FrontUp=0) alors <text:s/>Start =1</text:span></text:p>
      <text:p text:style-name="P7"><text:tab/><text:tab/>Si FrontUp=120 </text:p>
      <text:p text:style-name="P7"><text:tab/><text:tab/><text:tab/>Start =0;</text:p>
      <text:p text:style-name="P7"><text:tab/><text:tab/>else </text:p>
      <text:p text:style-name="P7"><text:tab/><text:tab/><text:tab/>FrontUp++</text:p>
      <text:p text:style-name="P7"><text:tab/><text:tab/>finsi</text:p>
      <text:p text:style-name="Text_20_body"><text:tab/><text:span text:style-name="T2">Fin si</text:span></text:p>
      <text:p text:style-name="P7"><text:tab/>CNT = 0</text:p>
      <text:p text:style-name="P7">…...........</text:p>
      <text:p text:style-name="P7">IT CCR</text:p>
      <text:p text:style-name="P7"><text:tab/>IndiceTab=NbEch/8;</text:p>
      <text:p text:style-name="P7"><text:tab/>Tab_Ech[ IndiceTab]=<text:tab/>Tab_Ech[ IndiceTab]&lt;&lt;1</text:p>
      <text:p text:style-name="P7"><text:tab/>Si Input = '1'</text:p>
      <text:p text:style-name="P7"><text:tab/><text:tab/>Tab_Ech[ IndiceTab]=Tab_Ech[ IndiceTab]|0x1;</text:p>
      <text:p text:style-name="P7"><text:tab/>FinSi (si '0' on ne fait rien)</text:p>
      <text:p text:style-name="P7"><text:tab/>NbEch++</text:p>
      <text:p text:style-name="P7"/>
      <text:h text:style-name="Heading_20_1" text:outline-level="1"><text:soft-page-break/>Code C: Obtention des codes télécommande</text:h>
      <text:h text:style-name="Heading_20_2" text:outline-level="2">Architecture logicielle </text:h>
      <text:h text:style-name="Heading_20_3" text:outline-level="3">Config CubeMx</text:h>
      <text:p text:style-name="P2">GPIO :</text:p>
      <text:p text:style-name="P1"><text:s/>PC10 en Ext interrupt (l'entrée des signaux IR conditionnés)</text:p>
      <text:p text:style-name="P1"><text:s/>PC11 en output ppull (pour voir les instants d'échantillonnage)</text:p>
      <text:p text:style-name="P2"/>
      <text:p text:style-name="P2">Timer :</text:p>
      <text:p text:style-name="P2"><text:s/><text:span text:style-name="T4">Global interrupt activé </text:span></text:p>
      <text:p text:style-name="P3"><text:span text:style-name="T9"><text:s/></text:span><text:span text:style-name="T8">NB </text:span><text:span text:style-name="T9">: appel au handler IT timer 2 commenté dans le fichier </text:span><text:span text:style-name="T5">stm32f1xx_it.c</text:span></text:p>
      <text:p text:style-name="P1"><text:s/>de manière à récupérer l'interruption à la main dans MyIT.c </text:p>
      <text:p text:style-name="P1"/>
      <text:p text:style-name="P2">UART2 :</text:p>
      <text:p text:style-name="P2"><text:span text:style-name="T4"><text:s/>configurée par défau</text:span>t </text:p>
      <text:p text:style-name="P2"/>
      <text:h text:style-name="Heading_20_3" text:outline-level="3">le fichier main</text:h>
      <text:p text:style-name="P2"/>
      <text:p text:style-name="P2">→ Config Timer 2 complétée </text:p>
      <text:p text:style-name="P1">ARR et PSC réglés à 430µs</text:p>
      <text:p text:style-name="P1">Activation locale d'IT sur CCR1 (mi parcours ARR)</text:p>
      <text:p text:style-name="P1"/>
      <text:p text:style-name="P2">→ Config IT</text:p>
      <text:p text:style-name="P1">Appel à MyIT_Init() cf MyIT.h</text:p>
      <text:p text:style-name="P1"/>
      <text:h text:style-name="Heading_20_3" text:outline-level="3">Le fichier MyIT.c/h</text:h>
      <text:p text:style-name="P2"/>
      <text:p text:style-name="P2">→ interruption externe PC10</text:p>
      <text:p text:style-name="P2"/>
      <text:p text:style-name="P6"><text:span text:style-name="T10">void</text:span><text:span text:style-name="T14"> </text:span><text:span text:style-name="T16">HAL_GPIO_EXTI_Callback</text:span><text:span text:style-name="T14">(</text:span><text:span text:style-name="T28">uint16_t</text:span><text:span text:style-name="T14"> GPIO_Pin)</text:span></text:p>
      <text:p text:style-name="P2"/>
      <text:p text:style-name="P3"><text:span text:style-name="T9">C'est au départ une fonction weak écrite par HAL dans </text:span><text:span text:style-name="T7">stm32f1xx_hal_gpio.c</text:span></text:p>
      <text:p text:style-name="P3"><text:span text:style-name="T9">Celle-ci est appelée par HAL dans </text:span><text:span text:style-name="T12">void</text:span><text:span text:style-name="T17"> </text:span><text:span text:style-name="T18">HAL_GPIO_EXTI_IRQHandler</text:span><text:span text:style-name="T17">(</text:span><text:span text:style-name="T29">uint16_t</text:span><text:span text:style-name="T17"> GPIO_Pin) </text:span></text:p>
      <text:p text:style-name="P1">toujours dans <text:span text:style-name="T7">stm32f1xx_hal_gpio.c</text:span></text:p>
      <text:p text:style-name="P1"/>
      <text:p text:style-name="P3"><text:span text:style-name="T9">Cette dernière fonction est appelée par </text:span><text:span text:style-name="T12">void</text:span><text:span text:style-name="T17"> </text:span><text:span text:style-name="T19">EXTI15_10_IRQHandler</text:span><text:span text:style-name="T17">(</text:span><text:span text:style-name="T12">void</text:span><text:span text:style-name="T17">) </text:span><text:span text:style-name="T9">dans </text:span><text:span text:style-name="T6">stm32f1xx_it.c</text:span></text:p>
      <text:p text:style-name="P1"/>
      <text:p text:style-name="P1"/>
      <text:p text:style-name="P8"><text:span text:style-name="T3">Rem </text:span>: il aurait été bienvenu de procéder comme pour tim2, à savoir commenter EXTI15_10_IRQHandler et de le reprendre dans MyIT.c. </text:p>
      <text:p text:style-name="P8"/>
      <text:p text:style-name="P9">→ interruption Tim 2</text:p>
      <text:p text:style-name="P10"><text:span text:style-name="T11">void</text:span><text:span text:style-name="T14"> </text:span><text:span text:style-name="T15">TIM2_IRQHandler</text:span><text:span text:style-name="T14">(</text:span><text:span text:style-name="T11">void</text:span><text:span text:style-name="T14">)</text:span></text:p>
      <text:p text:style-name="P14"/>
      <text:h text:style-name="P18" text:outline-level="2"><text:soft-page-break/>Utilisation du logiciel </text:h>
      <text:h text:style-name="P16" text:outline-level="3">Préparation analyse de la télécommande</text:h>
      <text:p text:style-name="P14"/>
      <text:p text:style-name="P14">1- <text:s/>Observer plusieurs trames de télécommande à l'oscilloscope avec l'électronique de mesure (ampli transimpédance + photodiode).</text:p>
      <text:p text:style-name="P11"><text:span text:style-name="T14">2- Relever la durée du pulse le plus petit, T</text:span><text:span text:style-name="T24">min</text:span><text:span text:style-name="T14">. C'est la durée à caler pour TIM2. Typiquement 433µs (</text:span><text:span text:style-name="T22">Mitsubishi</text:span><text:span text:style-name="T14"> ou </text:span><text:span text:style-name="T22">Hitachi</text:span><text:span text:style-name="T14">) </text:span></text:p>
      <text:p text:style-name="P14">3- Relever la durée de trame. Faire une estimation du nombre de bits nécessaires :</text:p>
      <text:p text:style-name="P11"><text:span text:style-name="T14"><text:tab/></text:span><text:span text:style-name="T14"><draw:frame draw:style-name="fr1" draw:name="Objet1" text:anchor-type="as-char" svg:width="3.895cm" svg:height="1.062cm" draw:z-index="35"><draw:object xlink:href="./Object 1" xlink:type="simple" xlink:show="embed" xlink:actuate="onLoad"/><draw:image xlink:href="./ObjectReplacements/Object 1" xlink:type="simple" xlink:show="embed" xlink:actuate="onLoad"/></draw:frame></text:span><text:span text:style-name="T14"> , ajouter 30% par sécurité</text:span></text:p>
      <text:p text:style-name="P14">Exemple :</text:p>
      <text:p text:style-name="P11"><text:span text:style-name="T22">Mitsubishi</text:span><text:span text:style-name="T14">, durée totale = 126ms, soit Nb bits = 290 bits, +30% donne 378 bits.</text:span></text:p>
      <text:p text:style-name="P11"><text:span text:style-name="T22">Hitachi</text:span><text:span text:style-name="T14">, durée totale = 335ms, soit NB bits = 773 bits, +30% donne 1000 bits</text:span></text:p>
      <text:p text:style-name="P14"/>
      <text:p text:style-name="P14">4- calculer le nombre d'octets nécessaires </text:p>
      <text:p text:style-name="P11"><text:span text:style-name="T14"><text:tab/></text:span><text:span text:style-name="T14"><draw:frame draw:style-name="fr1" draw:name="Objet2" text:anchor-type="as-char" svg:width="3.367cm" svg:height="1cm" draw:z-index="3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14"/>
      <text:p text:style-name="P14">Exemple :</text:p>
      <text:p text:style-name="P11"><text:span text:style-name="T22">Mitsubishi</text:span><text:span text:style-name="T14">, NbOctets = 48</text:span></text:p>
      <text:p text:style-name="P11"><text:span text:style-name="T22">Hitachi</text:span><text:span text:style-name="T14">, NbOctets = 125</text:span></text:p>
      <text:p text:style-name="P14"/>
      <text:p text:style-name="P12"><text:span text:style-name="T25">5- Modifier dans </text:span><text:span text:style-name="T23">main.h </text:span><text:span text:style-name="T25">, <text:s/></text:span><text:span text:style-name="T13">#define</text:span><text:span text:style-name="T20"> </text:span><text:span text:style-name="T21">Nb_Octets</text:span><text:span text:style-name="T20"> (48)</text:span></text:p>
      <text:p text:style-name="P14">y mettre la bonne valeur.</text:p>
      <text:p text:style-name="P14"/>
      <text:p text:style-name="P14">6- Charger le code, connecter PC10 à la sortie du transimpédance. On peut observer les pics de synchronisation sur PC11. </text:p>
      <text:p text:style-name="P14">Lancer XCTU sur le COM ST de la sonde ST link (UART2), et le régler à 115200 Bauds.</text:p>
      <text:p text:style-name="P14">Ouvrir le terminal,</text:p>
      <text:p text:style-name="P14">Lancer le code sur la nucléo 103</text:p>
      <text:p text:style-name="P14">Activer la télécommande en face de la photodiode</text:p>
      <text:p text:style-name="P14">Les codes s'affichent en série sur le terminal. </text:p>
      <text:p text:style-name="P14">Vérifier bien que les derniers codes sont bien à 0 pour vérifier que la fenêtre d'échantillonnage est correcte.</text:p>
      <text:p text:style-name="P14">Y a plus qu'à copier coller …</text:p>
      <text:p text:style-name="P13"><text:span text:style-name="T26"><text:s/>(commit </text:span><text:span text:style-name="T30">1da5934 </text:span><text:span text:style-name="T27">suivant)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10T17:26:36.34</dc:date>
    <meta:editing-duration>P5DT22H44M26S</meta:editing-duration>
    <meta:editing-cycles>119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0" meta:object-count="2" meta:page-count="6" meta:paragraph-count="111" meta:word-count="771" meta:character-count="46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Nb</mi>
      <mrow>
        <mi mathvariant="italic">Bit</mi>
        <mo stretchy="false">=</mo>
        <mfrac>
          <mrow>
            <mi mathvariant="italic">Durée</mi>
            <mi mathvariant="italic">totale</mi>
          </mrow>
          <mrow>
            <msub>
              <mi>T</mi>
              <mi mathvariant="italic">min</mi>
            </msub>
          </mrow>
        </mfrac>
      </mrow>
    </mrow>
    <annotation encoding="StarMath 5.0">Nb Bit = {Durée totale} over {T_min}</annotation>
  </semantics>
</math>
</file>

<file path=Object 2/content.xml><?xml version="1.0" encoding="utf-8"?>
<math xmlns="http://www.w3.org/1998/Math/MathML">
  <semantics>
    <mrow>
      <mi mathvariant="italic">Nb</mi>
      <mrow>
        <mi mathvariant="italic">Octet</mi>
        <mo stretchy="false">=</mo>
        <mfrac>
          <mrow>
            <mi mathvariant="italic">Nb</mi>
            <mi mathvariant="italic">bits</mi>
          </mrow>
          <mrow>
            <mn>8</mn>
          </mrow>
        </mfrac>
      </mrow>
    </mrow>
    <annotation encoding="StarMath 5.0">Nb Octet = {Nb bits} over {8}</annotation>
  </semantics>
</math>
</file>